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18cm" draw:marker-start-width="0.227cm" draw:marker-end-width="0.227cm" draw:fill-color="#eeeeee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draw:marker-start-width="0.227cm" draw:marker-end-width="0.227cm" draw:fill-color="#ffffff" draw:textarea-horizontal-align="justify" draw:textarea-vertical-align="top" draw:auto-grow-height="false" fo:min-height="0cm" fo:min-width="0cm" fo:padding-top="0.134cm" fo:padding-bottom="0.134cm" fo:padding-left="0.259cm" fo:padding-right="0.25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7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7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176cm" svg:height="1.27cm" svg:x="3.674cm" svg:y="1cm">
          <text:p text:style-name="P1"><text:span text:style-name="T1">pythonToJavaTe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2.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76cm" svg:height="1.27cm" svg:x="3.674cm" svg:y="3.54cm">
          <text:p text:style-name="P1"><text:span text:style-name="T2">+main(args:String[]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13.176cm" svg:height="1.27cm" svg:x="3.674cm" svg:y="5.572cm">
          <text:p text:style-name="P1"><text:span text:style-name="T1">Help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6.84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76cm" svg:height="2.032cm" svg:x="3.674cm" svg:y="8.112cm">
          <text:p text:style-name="P1"><text:span text:style-name="T2">+HelpUtility():NullPointerException</text:span></text:p>
          <text:p text:style-name="P1"><text:span text:style-name="T2">+about(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3.198cm" svg:height="1.27cm" svg:x="3.667cm" svg:y="19.796cm">
          <text:p text:style-name="P1"><text:span text:style-name="T1">PythonToJavaConvertRea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13.198cm" svg:height="3.937cm" svg:x="3.667cm" svg:y="21.066cm">
          <text:p text:style-name="P5"><text:span text:style-name="T2">-fileName:String</text:span></text:p>
          <text:p text:style-name="P5"><text:span text:style-name="T2">-fileNames:HashMap&lt;String, </text:span></text:p>
          <text:p text:style-name="P5"><text:span text:style-name="T2">PythonToJavaConvert&gt;</text:span></text:p>
          <text:p text:style-name="P5"><text:span text:style-name="T2">-multiline:Boolean</text:span></text:p>
          <text:p text:style-name="P5"><text:span text:style-name="T2">-tabCounter: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3.198cm" svg:height="1.937cm" svg:x="3.667cm" svg:y="25.003cm">
          <text:p text:style-name="P6"><text:span text:style-name="T3">+PythonToJavaConvertReader(String,</text:span></text:p>
          <text:p text:style-name="P6"><text:span text:style-name="T3">String):void</text:span></text:p>
          <text:p text:style-name="P6"><text:span text:style-name="T3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13.176cm" svg:height="1.27cm" svg:x="3.674cm" svg:y="10.525cm">
          <text:p text:style-name="P1"><text:span text:style-name="T1">FileUtil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3.176cm" svg:height="1.27cm" svg:x="3.674cm" svg:y="11.79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208cm" svg:height="6.477cm" svg:x="3.658cm" svg:y="13.065cm">
          <text:p text:style-name="P5"><text:span text:style-name="T2">+FileUtility():NullPointerException</text:span></text:p>
          <text:p text:style-name="P5"><text:span text:style-name="T2">+isFile(String):Object[]</text:span></text:p>
          <text:p text:style-name="P5"><text:span text:style-name="T2">+isDirectory(String):Object[]</text:span></text:p>
          <text:p text:style-name="P5"><text:span text:style-name="T2">+createDirectory(String):Object[]</text:span></text:p>
          <text:p text:style-name="P5"><text:span text:style-name="T2">+removeExtention(String):String</text:span></text:p>
          <text:p text:style-name="P5"><text:span text:style-name="T2">+removeDirectories(String):String</text:span></text:p>
          <text:p text:style-name="P5"><text:span text:style-name="T2">+calcSingleQuote(String,int):int</text:span></text:p>
          <text:p text:style-name="P5"><text:span text:style-name="T2">+calcDoubleQuote(String,int)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1.42cm" svg:x1="16.865cm" svg:y1="23.035cm" svg:x2="19.874cm" svg:y2="26.95cm" draw:start-shape="id1" draw:start-glue-point="7" svg:d="M16865 23035h3180v3915h-171">
          <text:p text:style-name="P1">Uses</text:p>
          <text:p text:style-name="P1"/>
        </draw:connector>
        <draw:connector draw:style-name="gr5" draw:text-style-name="P1" draw:layer="layout" draw:line-skew="-0.886cm" svg:x1="3.674cm" svg:y1="1.635cm" svg:x2="3.667cm" svg:y2="20.431cm" draw:start-shape="id2" draw:start-glue-point="5" draw:end-shape="id3" draw:end-glue-point="5" svg:d="M3674 1635h-1402v18796h1395">
          <text:p/>
        </draw:connector>
        <draw:connector draw:style-name="gr6" draw:text-style-name="P1" draw:layer="layout" draw:line-skew="2.7cm" svg:x1="16.85cm" svg:y1="1.635cm" svg:x2="16.85cm" svg:y2="6.207cm" draw:start-shape="id2" draw:start-glue-point="7" draw:end-shape="id4" draw:end-glue-point="7" svg:d="M16850 1635h3209v4572h-3209">
          <text:p/>
        </draw:connector>
        <draw:connector draw:style-name="gr6" draw:text-style-name="P1" draw:layer="layout" draw:line-skew="2.7cm" svg:x1="16.85cm" svg:y1="1.635cm" svg:x2="16.85cm" svg:y2="11.16cm" draw:start-shape="id2" draw:start-glue-point="7" draw:end-shape="id5" draw:end-glue-point="7" svg:d="M16850 1635h3209v9525h-3209">
          <text:p/>
        </draw:connector>
        <draw:frame draw:style-name="gr7" draw:text-style-name="P1" draw:layer="layout" svg:width="9.269cm" svg:height="1.023cm" draw:transform="rotate (-1.5669566024414) translate (21.613cm 1.762cm)">
          <draw:text-box>
            <text:p text:style-name="P1">UtilityPackage</text:p>
          </draw:text-box>
        </draw:frame>
        <draw:connector draw:style-name="gr5" draw:text-style-name="P1" draw:layer="layout" draw:line-skew="-0.477cm" svg:x1="3.674cm" svg:y1="1.635cm" svg:x2="2.338cm" svg:y2="26.889cm" draw:start-shape="id2" draw:start-glue-point="5" svg:d="M3674 1635h-1399v25254h63">
          <text:p/>
        </draw:connector>
      </draw:page>
      <draw:page draw:name="page2" draw:style-name="dp1" draw:master-page-name="Default">
        <draw:custom-shape draw:style-name="gr1" draw:text-style-name="P2" draw:layer="layout" svg:width="13.198cm" svg:height="1.27cm" svg:x="4.47cm" svg:y="5.953cm">
          <text:p text:style-name="P1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651cm" svg:x="4.47cm" svg:y="7.223cm">
          <text:p text:style-name="P7"><text:span text:style-name="T2">-fileName:String</text:span></text:p>
          <text:p text:style-name="P7"><text:span text:style-name="T2">-location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13.198cm" svg:height="1.778cm" svg:x="4.439cm" svg:y="10.652cm">
          <text:p text:style-name="P1"><text:span text:style-name="T2">+PythonToJavaConvert(String, String):void</text:span></text:p>
          <text:p text:style-name="P7"><text:span text:style-name="T2">+saveTextToFile(String):boolean</text:span></text:p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3.198cm" svg:height="1.27cm" svg:x="4.47cm" svg:y="5.954cm">
          <text:p text:style-name="P1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3.428cm" svg:x="4.47cm" svg:y="7.224cm">
          <text:p text:style-name="P5"><text:span text:style-name="T2">-fileName:String</text:span></text:p>
          <text:p text:style-name="P5"><text:span text:style-name="T2">-location:String</text:span></text:p>
          <text:p text:style-name="P5"><text:span text:style-name="T2">-tabCounter:int</text:span></text:p>
          <text:p text:style-name="P5"><text:span text:style-name="T2">-Spacing: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13.198cm" svg:height="16.287cm" svg:x="4.439cm" svg:y="10.653cm">
          <text:p text:style-name="P5"><text:span text:style-name="T2">+PythonToJavaConvert(String, String):void</text:span></text:p>
          <text:p text:style-name="P5"><text:span text:style-name="T2">+</text:span><text:span text:style-name="T3">generateFileStart():void</text:span></text:p>
          <text:p text:style-name="P5"><text:span text:style-name="T3">+generateFileStart(boolean):void</text:span></text:p>
          <text:p text:style-name="P5"><text:span text:style-name="T3">+lineComment(String):String[]</text:span></text:p>
          <text:p text:style-name="P5"><text:span text:style-name="T3">+multiLine(String,boolean):Object[]</text:span></text:p>
          <text:p text:style-name="P5"><text:span text:style-name="T3">+linePrint(String):String</text:span></text:p>
          <text:p text:style-name="P5"><text:span text:style-name="T3">+ifStatement(String):String</text:span></text:p>
          <text:p text:style-name="P5"><text:span text:style-name="T3">+elifStatement(String):String</text:span></text:p>
          <text:p text:style-name="P5"><text:span text:style-name="T3">+elseStatement(String):String</text:span></text:p>
          <text:p text:style-name="P5"><text:span text:style-name="T3">+addLineEnding(String):String</text:span></text:p>
          <text:p text:style-name="P5"><text:span text:style-name="T3">+addTabs():String</text:span></text:p>
          <text:p text:style-name="P5"><text:span text:style-name="T3">+closeFile():void</text:span></text:p>
          <text:p text:style-name="P5"><text:span text:style-name="T3">+checkScope(String):boolean</text:span></text:p>
          <text:p text:style-name="P5"><text:span text:style-name="T3">+cleanFile(String):String</text:span></text:p>
          <text:p text:style-name="P5"><text:span text:style-name="T3">+variableList():void</text:span></text:p>
          <text:p text:style-name="P5"><text:span text:style-name="T2">+saveTextToFile(String):void</text:span></text:p>
          <text:p text:style-name="P5"><text:span text:style-name="T2">+getFileName()String</text:span></text:p>
          <text:p text:style-name="P5"><text:span text:style-name="T2">+getLocation():String</text:span></text:p>
          <text:p text:style-name="P5"><text:span text:style-name="T2">+getTabCounter():int</text:span></text:p>
          <text:p text:style-name="P5"><text:span text:style-name="T2">+getSpacing():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1.006cm" svg:x1="20.121cm" svg:y1="0.984cm" svg:x2="17.668cm" svg:y2="6.589cm" draw:end-shape="id6" draw:end-glue-point="7" svg:d="M20121 984h35v5605h-2488">
          <text:p/>
        </draw:connector>
        <draw:connector draw:style-name="gr5" draw:text-style-name="P1" draw:layer="layout" draw:line-skew="-0.743cm" svg:x1="2.277cm" svg:y1="1.107cm" svg:x2="4.47cm" svg:y2="6.589cm" draw:end-shape="id6" draw:end-glue-point="5" svg:d="M2277 1107h99v5482h2094">
          <text:p/>
        </draw:connector>
        <draw:connector draw:style-name="gr5" draw:text-style-name="P1" draw:layer="layout" draw:line-skew="-1.319cm" svg:x1="4.439cm" svg:y1="18.797cm" svg:x2="3.323cm" svg:y2="26.95cm" draw:start-shape="id7" draw:start-glue-point="5" svg:d="M4439 18797h-2151v8153h1035">
          <text:p/>
        </draw:connector>
        <draw:custom-shape draw:style-name="gr1" draw:text-style-name="P2" draw:layer="layout" svg:width="13.198cm" svg:height="1.27cm" svg:x="4.497cm" svg:y="1cm">
          <text:p text:style-name="P1"><text:span text:style-name="T1">PythonToJavaConvertRea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3.198cm" svg:height="3.302cm" svg:x="4.497cm" svg:y="2.27cm">
          <text:p text:style-name="P6"><text:span text:style-name="T3">+findFileSpacing(Scanner,String):int</text:span></text:p>
          <text:p text:style-name="P6"><text:span text:style-name="T3">+readPythonFileContents():void</text:span></text:p>
          <text:p text:style-name="P6"><text:span text:style-name="T3">+readLine(String):boolean</text:span></text:p>
          <text:p text:style-name="P6"><text:span text:style-name="T3">+addSpacing(String,String,String)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onnector draw:style-name="gr5" draw:text-style-name="P1" draw:layer="layout" draw:line-skew="-0.863cm" svg:x1="2.277cm" svg:y1="1.107cm" svg:x2="4.404cm" svg:y2="5.572cm" draw:end-shape="id8" draw:end-glue-point="5" svg:d="M2277 1107h-54v4465h2181">
          <text:p/>
        </draw:connector>
        <draw:custom-shape draw:style-name="gr1" draw:text-style-name="P2" draw:layer="layout" svg:width="13.198cm" svg:height="1.27cm" svg:x="4.404cm" svg:y="1cm">
          <text:p text:style-name="P1"><text:span text:style-name="T1">PythonToJavaConve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6" xml:id="id8" draw:id="id8" draw:layer="layout" svg:width="13.198cm" svg:height="6.604cm" svg:x="4.404cm" svg:y="2.27cm">
          <text:p text:style-name="P6"><text:span text:style-name="T3">+getVariableMap():HashMap&lt;String, </text:span></text:p>
          <text:p text:style-name="P6"><text:span text:style-name="T3">Variable&gt;</text:span></text:p>
          <text:p text:style-name="P6"><text:span text:style-name="T3">+setFileName(String):void</text:span></text:p>
          <text:p text:style-name="P6"><text:span text:style-name="T3">+setLocation(String):void</text:span></text:p>
          <text:p text:style-name="P6"><text:span text:style-name="T3">+setTabCounter(int):void</text:span></text:p>
          <text:p text:style-name="P6"><text:span text:style-name="T3">+setSpacing(int):void</text:span></text:p>
          <text:p text:style-name="P6"><text:span text:style-name="T3">+addValueGetVariableMap(String,</text:span></text:p>
          <text:p text:style-name="P6"><text:span text:style-name="T3">Variable):vo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13.198cm" svg:height="1.27cm" svg:x="4.404cm" svg:y="9.509cm">
          <text:p text:style-name="P2"><text:span text:style-name="T1">Varia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905cm" svg:x="4.404cm" svg:y="10.779cm">
          <text:p text:style-name="P5"><text:span text:style-name="T2">-varName:String</text:span></text:p>
          <text:p text:style-name="P5"><text:span text:style-name="T2">-lineNumber:int[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0" draw:id="id10" draw:layer="layout" svg:width="13.198cm" svg:height="4.318cm" svg:x="4.404cm" svg:y="12.684cm">
          <text:p text:style-name="P5"><text:span text:style-name="T2">+Variable():void</text:span></text:p>
          <text:p text:style-name="P5"><text:span text:style-name="T2">+getVarName():String</text:span></text:p>
          <text:p text:style-name="P5"><text:span text:style-name="T2">+getLineNumber():int[]</text:span></text:p>
          <text:p text:style-name="P5"><text:span text:style-name="T2">+setVarName(String):void</text:span></text:p>
          <text:p text:style-name="P5"><text:span text:style-name="T2">+addLineNumber(int):void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1.845cm" svg:x1="17.602cm" svg:y1="5.572cm" svg:x2="17.602cm" svg:y2="10.144cm" draw:start-shape="id8" draw:start-glue-point="7" draw:end-shape="id9" draw:end-glue-point="7" svg:d="M17602 5572h2355v4572h-2355">
          <text:p text:style-name="P1">Uses</text:p>
        </draw:connector>
        <draw:custom-shape draw:style-name="gr1" draw:text-style-name="P2" xml:id="id11" draw:id="id11" draw:layer="layout" svg:width="13.198cm" svg:height="1.27cm" svg:x="4.404cm" svg:y="17.51cm">
          <text:p text:style-name="P2"><text:span text:style-name="T1">VariableBoolea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016cm" svg:x="4.404cm" svg:y="18.78cm">
          <text:p text:style-name="P5"><text:span text:style-name="T2">-varValue:Boolea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27cm" svg:x="4.404cm" svg:y="19.796cm">
          <text:p text:style-name="P5"><text:span text:style-name="T2">+VariableBoolean():void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3.198cm" svg:height="1.27cm" svg:x="4.404cm" svg:y="21.574cm">
          <text:p text:style-name="P2"><text:span text:style-name="T1">VariableFlo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12" draw:id="id12" draw:layer="layout" svg:width="13.198cm" svg:height="1.016cm" svg:x="4.404cm" svg:y="22.844cm">
          <text:p text:style-name="P5"><text:span text:style-name="T2">-varValue:Doub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27cm" svg:x="4.404cm" svg:y="23.86cm">
          <text:p text:style-name="P5"><text:span text:style-name="T2">+VariableFloat():void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-1.625cm" svg:x1="4.404cm" svg:y1="14.843cm" svg:x2="4.404cm" svg:y2="18.145cm" draw:start-shape="id10" draw:start-glue-point="5" draw:end-shape="id11" draw:end-glue-point="5" svg:d="M4404 14843h-2134v3302h2134">
          <text:p/>
        </draw:connector>
        <draw:connector draw:style-name="gr6" draw:text-style-name="P1" draw:layer="layout" draw:line-skew="-1.625cm" svg:x1="4.404cm" svg:y1="14.843cm" svg:x2="4.404cm" svg:y2="23.352cm" draw:start-shape="id10" draw:start-glue-point="5" draw:end-shape="id12" draw:end-glue-point="5" svg:d="M4404 14843h-2134v8509h2134">
          <text:p/>
        </draw:connector>
        <draw:connector draw:style-name="gr6" draw:text-style-name="P1" draw:layer="layout" draw:line-skew="-0.724cm" svg:x1="4.404cm" svg:y1="14.843cm" svg:x2="2.092cm" svg:y2="27.012cm" draw:start-shape="id10" draw:start-glue-point="5" svg:d="M4404 14843h-2134v12169h-178">
          <text:p/>
        </draw:connector>
        <draw:frame draw:style-name="gr8" draw:text-style-name="P1" draw:layer="layout" svg:width="3.048cm" svg:height="1.016cm" draw:transform="rotate (1.55980075250704) translate (1.094cm 22.463cm)">
          <draw:text-box>
            <text:p text:style-name="P1">Inherits</text:p>
          </draw:text-box>
        </draw:frame>
      </draw:page>
      <draw:page draw:name="page4" draw:style-name="dp1" draw:master-page-name="Default">
        <draw:custom-shape draw:style-name="gr1" draw:text-style-name="P2" xml:id="id13" draw:id="id13" draw:layer="layout" svg:width="13.198cm" svg:height="1.27cm" svg:x="4.381cm" svg:y="1.508cm">
          <text:p text:style-name="P2"><text:span text:style-name="T1">VariableInte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016cm" svg:x="4.381cm" svg:y="2.778cm">
          <text:p text:style-name="P5"><text:span text:style-name="T2">-varValue:Inte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27cm" svg:x="4.381cm" svg:y="3.794cm">
          <text:p text:style-name="P5"><text:span text:style-name="T2">+VariableInteger():void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13.198cm" svg:height="1.27cm" svg:x="4.381cm" svg:y="5.7cm">
          <text:p text:style-name="P2"><text:span text:style-name="T1">Variable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142cm" svg:x="4.381cm" svg:y="6.97cm">
          <text:p text:style-name="P5"><text:span text:style-name="T2">-varValue:Str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3.198cm" svg:height="1.27cm" svg:x="4.381cm" svg:y="8.112cm">
          <text:p text:style-name="P5"><text:span text:style-name="T2">+</text:span><text:span text:style-name="T2">VariableString</text:span><text:span text:style-name="T2">():void</text:span></text:p>
          <text:p text:style-name="P5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line-skew="-0.805cm" svg:x1="2.277cm" svg:y1="1.046cm" svg:x2="4.381cm" svg:y2="2.143cm" draw:end-shape="id13" draw:end-glue-point="5" svg:d="M2277 1046h-7v1097h2111">
          <text:p/>
        </draw:connector>
        <draw:connector draw:style-name="gr6" draw:text-style-name="P1" draw:layer="layout" draw:line-skew="-0.835cm" svg:x1="2.338cm" svg:y1="2.215cm" svg:x2="4.381cm" svg:y2="6.335cm" draw:end-shape="id14" draw:end-glue-point="5" svg:d="M2338 2215h-68v4120h21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7T14:37:40.14</meta:creation-date>
    <dc:date>2019-12-09T22:23:34.42</dc:date>
    <meta:editing-duration>PT2H17M20S</meta:editing-duration>
    <meta:editing-cycles>15</meta:editing-cycles>
    <meta:generator>OpenOffice/4.1.7$Win32 OpenOffice.org_project/417m1$Build-9800</meta:generator>
    <meta:document-statistic meta:object-count="54"/>
  </office:meta>
</office:document-meta>
</file>